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752" officeooo:paragraph-rsid="000af752"/>
    </style:style>
    <style:style style:name="P2" style:family="paragraph" style:parent-style-name="Standard">
      <style:text-properties fo:font-size="16pt" officeooo:rsid="000af752" officeooo:paragraph-rsid="000af752" style:font-size-asian="16pt" style:font-size-complex="16pt"/>
    </style:style>
    <style:style style:name="P3" style:family="paragraph" style:parent-style-name="Standard">
      <style:text-properties officeooo:paragraph-rsid="000af752"/>
    </style:style>
    <style:style style:name="T1" style:family="text">
      <style:text-properties officeooo:rsid="000b92d6"/>
    </style:style>
    <style:style style:name="T2" style:family="text">
      <style:text-properties officeooo:rsid="000b992f"/>
    </style:style>
    <style:style style:name="T3" style:family="text">
      <style:text-properties officeooo:rsid="000af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trag auf Verlängerung des Bearbeitungszeitraums der Seminarfacharbeit</text:p>
      <text:p text:style-name="P2"/>
      <text:p text:style-name="P2"/>
      <text:p text:style-name="P1"/>
      <text:p text:style-name="P1"/>
      <text:p text:style-name="P1">Sehr geehrter Hr. Eisenbeiß,</text:p>
      <text:p text:style-name="P1"/>
      <text:p text:style-name="P1"/>
      <text:p text:style-name="P1">Hiermit möchen wir Sie darum bitten, das Abgabedatum unserer Arbeit auf den ________________</text:p>
      <text:p text:style-name="P3"><text:span text:style-name="T3">zu verschieben. Grund für diesen Antrag ist die Restrukturierung unserer Arbeit aufgrund des Ausscheidens eines Gruppenmitgliedes, Chris Dieter Traut. Zudem hat sich durch die Corona-Situation </text:span><text:span text:style-name="T1">der Inhalt unserer Arbeit </text:span><text:span text:style-name="T2">verändert</text:span><text:span text:style-name="T1"> sowie </text:span><text:span text:style-name="T3">die Interaktion mit öffentlichen Stellen als äußerst träge erwiesen.</text:span></text:p>
      <text:p text:style-name="P1"/>
      <text:p text:style-name="P1">MfG, Toni Hausdörfer &amp; Fabian Bee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</text:p>
      <text:p text:style-name="P1"><text:span text:style-name="T2">Fr. </text:span>Karin Rich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22:11:05.686967660</meta:creation-date>
    <dc:date>2020-11-16T19:36:31.346388946</dc:date>
    <meta:editing-duration>PT12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4" meta:character-count="568" meta:non-whitespace-character-count="501"/>
  </office:meta>
</office:document-meta>
</file>